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 NL ExtraBold" svg:font-family="'JetBrains Mono NL ExtraBold'" style:font-pitch="fixed"/>
    <style:font-face style:name="JetBrains Mono NL ExtraLight" svg:font-family="'JetBrains Mono NL ExtraLight'" style:font-pitch="fixed"/>
    <style:font-face style:name="JetBrains Mono NL Light" svg:font-family="'JetBrains Mono NL Ligh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JetBrains Mono NL ExtraBold" officeooo:rsid="0011c334" officeooo:paragraph-rsid="0011c334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center" style:justify-single-word="false"/>
      <style:text-properties fo:color="#999999" loext:opacity="100%" style:font-name="JetBrains Mono NL ExtraBold" fo:font-style="italic" style:text-underline-style="none" fo:font-weight="bold" officeooo:rsid="0011c334" officeooo:paragraph-rsid="0011c334" style:font-style-asian="italic" style:font-weight-asian="bold" style:font-style-complex="italic" style:font-weight-complex="bold"/>
    </style:style>
    <style:style style:name="P4" style:family="paragraph" style:parent-style-name="Heading_20_1">
      <style:text-properties style:font-name="JetBrains Mono NL ExtraBold" fo:font-style="italic" style:text-underline-style="solid" style:text-underline-width="auto" style:text-underline-color="font-color" officeooo:rsid="000d787e" officeooo:paragraph-rsid="000d787e" style:font-style-asian="italic" style:font-style-complex="italic"/>
    </style:style>
    <style:style style:name="P5" style:family="paragraph" style:parent-style-name="Heading_20_2">
      <style:text-properties style:font-name="JetBrains Mono NL ExtraBold" officeooo:rsid="000bdbb9" officeooo:paragraph-rsid="000bdbb9"/>
    </style:style>
    <style:style style:name="P6" style:family="paragraph" style:parent-style-name="Text_20_body">
      <style:text-properties fo:color="#999999" loext:opacity="100%" style:font-name="JetBrains Mono NL Light" fo:font-size="11pt" fo:font-style="italic" fo:font-weight="bold" officeooo:rsid="0011c334" officeooo:paragraph-rsid="0011c334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ext_20_body">
      <style:text-properties officeooo:paragraph-rsid="0011c334"/>
    </style:style>
    <style:style style:name="P8" style:family="paragraph" style:parent-style-name="Heading_20_2">
      <style:text-properties style:font-name="JetBrains Mono NL ExtraBold" officeooo:rsid="000d787e" officeooo:paragraph-rsid="000d787e"/>
    </style:style>
    <style:style style:name="P9" style:family="paragraph" style:parent-style-name="Text_20_body">
      <style:text-properties fo:color="#999999" loext:opacity="100%" style:font-name="JetBrains Mono NL ExtraLight" fo:font-size="11pt" fo:font-style="italic" fo:font-weight="bold" officeooo:rsid="0011c334" officeooo:paragraph-rsid="0011c334" style:font-size-asian="9.60000038146973pt" style:font-style-asian="italic" style:font-weight-asian="bold" style:font-size-complex="11pt" style:font-style-complex="italic" style:font-weight-complex="bold"/>
    </style:style>
    <style:style style:name="P10" style:family="paragraph" style:parent-style-name="Text_20_body">
      <style:text-properties fo:color="#999999" loext:opacity="100%" style:font-name="JetBrains Mono NL ExtraLight" fo:font-size="11pt" fo:font-style="italic" fo:font-weight="bold" officeooo:rsid="0011ff3d" officeooo:paragraph-rsid="0011ff3d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Text_20_body">
      <style:text-properties fo:color="#999999" loext:opacity="100%" style:font-name="JetBrains Mono NL ExtraLight" fo:font-size="11pt" fo:font-style="italic" style:text-underline-style="solid" style:text-underline-width="auto" style:text-underline-color="font-color" fo:font-weight="bold" officeooo:rsid="0011ff3d" officeooo:paragraph-rsid="0011ff3d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Text_20_body">
      <style:text-properties fo:color="#999999" loext:opacity="100%" style:font-name="JetBrains Mono NL Light" fo:font-size="11pt" fo:font-style="italic" fo:font-weight="bold" officeooo:rsid="0011ff3d" officeooo:paragraph-rsid="0011ff3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ext_20_body">
      <style:text-properties fo:color="#999999" loext:opacity="100%" style:font-name="JetBrains Mono NL ExtraLight" fo:font-size="11pt" fo:font-style="italic" fo:font-weight="bold" officeooo:rsid="00135a66" officeooo:paragraph-rsid="00135a66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 style:list-style-name="L1">
      <style:text-properties fo:color="#999999" loext:opacity="100%" style:font-name="JetBrains Mono NL Light" fo:font-size="11pt" fo:font-style="italic" fo:font-weight="bold" officeooo:rsid="0011ff3d" officeooo:paragraph-rsid="00135a66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ing_20_2">
      <style:text-properties style:font-name="JetBrains Mono NL ExtraBold" officeooo:rsid="000ed836" officeooo:paragraph-rsid="000ed836"/>
    </style:style>
    <style:style style:name="P16" style:family="paragraph" style:parent-style-name="Text_20_body">
      <style:text-properties style:font-name="JetBrains Mono NL ExtraLight" officeooo:rsid="00135a66" officeooo:paragraph-rsid="00135a66"/>
    </style:style>
    <style:style style:name="T1" style:family="text">
      <style:text-properties fo:color="#999999" loext:opacity="100%" style:font-name="JetBrains Mono NL Light" fo:font-size="11pt" fo:font-style="italic" fo:font-weight="bold" officeooo:rsid="0011c334" style:font-size-asian="9.60000038146973pt" style:font-style-asian="italic" style:font-weight-asian="bold" style:font-size-complex="11pt" style:font-style-complex="italic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color="#9999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svg:stroke-color="#1c1c1c" draw:textarea-horizontal-align="center" draw:textarea-vertical-align="middl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3465a4" draw:textarea-horizontal-align="center" draw:textarea-vertical-align="middl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1" draw:name="Horizontal line 3" draw:style-name="gr1" draw:text-style-name="P2" svg:x1="-0.2319in" svg:y1="-0.1516in" svg:x2="7.0701in" svg:y2="-0.1516in"><text:p/></draw:line>ROCK_PAPER_SCISSOR</text:p>
      <text:p text:style-name="P3">Where Rocks Clash, Papers Outsmart, and Scissors Strike — Only One Will Reign!</text:p>
      <text:h text:style-name="P4" text:outline-level="1" text:is-list-header="true"><draw:line text:anchor-type="paragraph" draw:z-index="0" draw:name="Horizontal line 2" draw:style-name="gr1" draw:text-style-name="P2" svg:x1="-0.2425in" svg:y1="0.2335in" svg:x2="7.122in" svg:y2="0.2335in"><text:p/></draw:line>HIGH LEVEL CONCEPT/DESIGN</text:h>
      <text:h text:style-name="P5" text:outline-level="2">Working Title</text:h>
      <text:p text:style-name="P6">The title “Rock_Paper_Scissor” delivers the message of something relating to rock, paper, scissor game, which everyone knows.</text:p>
      <text:h text:style-name="P5" text:outline-level="2">Concept Statement</text:h>
      <text:p text:style-name="P7"><text:span text:style-name="T1">It is not a game, it is a war “Where Rocks Clash, Papers Outsmart, and Scissors Strike</text:span><text:span text:style-name="T1">” and Only One Will Reign!</text:span></text:p>
      <text:h text:style-name="P8" text:outline-level="2">Genre(s)</text:h>
      <text:p text:style-name="P9">Simulation</text:p>
      <text:h text:style-name="P8" text:outline-level="2">Target Audience</text:h>
      <text:p text:style-name="P10">Very narrow, idiots, stupid humans that lost their minds, retards.</text:p>
      <text:h text:style-name="P8" text:outline-level="2">Unique Selling Point</text:h>
      <text:p text:style-name="P11"><text:span text:style-name="T2">Retards might love it!</text:span></text:p>
      <text:h text:style-name="P4" text:outline-level="1" text:is-list-header="true"><draw:line text:anchor-type="paragraph" draw:z-index="2" draw:name="Horizontal line 1" draw:style-name="gr2" draw:text-style-name="P2" svg:x1="-0.1693in" svg:y1="0.1898in" svg:x2="7.2161in" svg:y2="0.1898in"><text:p/></draw:line>PRODUCT DESIGN</text:h>
      <text:h text:style-name="P8" text:outline-level="2">Player Experience and Game POV</text:h>
      <text:p text:style-name="P12">There is no player. It is a sandbox simulation where three classes Rocks, Papers and Scissors go on a match. </text:p>
      <text:p text:style-name="P12">What emotion it gives you ask, hmmmmm… Satisfying…</text:p>
      <text:p text:style-name="P12">What keeps the player engaged? Just the anticipation of who will win.</text:p>
      <text:h text:style-name="P8" text:outline-level="2"><text:soft-page-break/>Visual and Audio Style</text:h>
      <text:p text:style-name="P13">A Plain Background, with Images or Emojis of Rock/Paper/Scissor.</text:p>
      <text:h text:style-name="P8" text:outline-level="2">Game World Fiction</text:h>
      <text:list text:style-name="L1">
        <text:list-item>
          <text:p text:style-name="P14">If a Rock meets Paper, the Paper consumes Rock and a new Paper is born.</text:p>
        </text:list-item>
        <text:list-item>
          <text:p text:style-name="P14">If a Paper meets Scissor, the Scissor cuts the Paper and a new Scissor is born.</text:p>
        </text:list-item>
        <text:list-item>
          <text:p text:style-name="P14"><text:span text:style-name="T2">If a Scissor meets Rocks, the Rock destroys Scissor and a new Rock is born.</text:span></text:p>
        </text:list-item>
      </text:list>
      <text:h text:style-name="P8" text:outline-level="2">Monetization</text:h>
      <text:p text:style-name="P13">It will not make any money. It will be a free simulation game, hosted in itch.io.</text:p>
      <text:h text:style-name="P15" text:outline-level="2">Platform(s), Technology, and Scope (brief)</text:h>
      <text:p text:style-name="P13">Made for PC, supports Windows, Mac and Linux.</text:p>
      <text:p text:style-name="P13">It is a 2D simulation made in Godot.</text:p>
      <text:p text:style-name="P16"><text:span text:style-name="T3">It will take less than 24 hours for a MVP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 NL ExtraBold" svg:font-family="'JetBrains Mono NL ExtraBold'" style:font-pitch="fixed"/>
    <style:font-face style:name="JetBrains Mono NL ExtraLight" svg:font-family="'JetBrains Mono NL ExtraLight'" style:font-pitch="fixed"/>
    <style:font-face style:name="JetBrains Mono NL Light" svg:font-family="'JetBrains Mono NL Ligh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4:29:41.112661612</meta:creation-date>
    <dc:date>2025-09-26T08:34:28.925877969</dc:date>
    <meta:editing-duration>PT6M58S</meta:editing-duration>
    <meta:editing-cycles>2</meta:editing-cycles>
    <meta:generator>LibreOffice/25.8.0.4$Linux_X86_64 LibreOffice_project/580$Build-4</meta:generator>
    <meta:document-statistic meta:table-count="0" meta:image-count="0" meta:object-count="0" meta:page-count="2" meta:paragraph-count="30" meta:word-count="240" meta:character-count="1391" meta:non-whitespace-character-count="1182"/>
  </office:meta>
</office:document-meta>
</file>